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officeooo:rsid="00108e5b" officeooo:paragraph-rsid="00116a62" style:font-size-asian="11pt" style:font-size-complex="11pt"/>
    </style:style>
    <style:style style:name="T1" style:family="text">
      <style:text-properties officeooo:rsid="00116a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ärgen sökte jag fram genom att googla på "färger aptit". Det känndes som en rätt så kraftfull färg. Därfö<text:span text:style-name="T1">r ändrade jag om färgen lite så att de viktiga i sidan skulle stå ut. Annars sökte jag fram lite bilder och la dom där jag tyckte att det passade. Jag känner att resutlatet blev okej, jag är inte helt nöjd. Om jag skulle göra om sidan så skulle jag tagit bort den kant som går runt alla rutor och satt rutorna kant i kant. Samt försökt gå på en lite mer materialistisk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46S</meta:editing-duration>
    <meta:editing-cycles>4</meta:editing-cycles>
    <meta:generator>LibreOffice/5.0.0.5$Windows_X86_64 LibreOffice_project/1b1a90865e348b492231e1c451437d7a15bb262b</meta:generator>
    <dc:date>2015-10-12T11:34:36.319000000</dc:date>
    <meta:document-statistic meta:table-count="0" meta:image-count="0" meta:object-count="0" meta:page-count="1" meta:paragraph-count="1" meta:word-count="92" meta:character-count="481" meta:non-whitespace-character-count="390"/>
    <meta:user-defined meta:name="Info 1"/>
    <meta:user-defined meta:name="Info 2"/>
    <meta:user-defined meta:name="Info 3"/>
    <meta:user-defined meta:name="Info 4"/>
  </office:meta>
</office:document-meta>
</file>